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cm" fo:margin-right="0cm" style:line-height-at-least="0.582cm" fo:widows="1" fo:text-indent="0cm" style:auto-text-indent="false"/>
    </style:style>
    <style:style style:name="P2" style:family="paragraph" style:parent-style-name="Preformatted_20_Text">
      <style:paragraph-properties fo:margin-top="0cm" fo:margin-bottom="0.499cm" style:contextual-spacing="false"/>
    </style:style>
    <style:style style:name="P3" style:family="paragraph" style:parent-style-name="Standard">
      <style:paragraph-properties fo:margin-left="0cm" fo:margin-right="0cm" style:line-height-at-least="0.582cm" fo:widows="1" fo:text-indent="0cm" style:auto-text-indent="false"/>
      <style:text-properties fo:color="#424242" fo:font-size="18.75pt" fo:font-weight="bold"/>
    </style:style>
    <style:style style:name="P4" style:family="paragraph" style:parent-style-name="Text_20_body">
      <style:paragraph-properties fo:margin-left="0cm" fo:margin-right="0cm" style:line-height-at-least="0.582cm" fo:widows="1" fo:text-indent="0cm" style:auto-text-indent="false"/>
      <style:text-properties fo:color="#333333" style:font-name="Open Sans"/>
    </style:style>
    <style:style style:name="P5" style:family="paragraph" style:parent-style-name="Text_20_body">
      <style:paragraph-properties fo:margin-left="0cm" fo:margin-right="0cm" style:line-height-at-least="0.582cm" fo:widows="1" fo:text-indent="0cm" style:auto-text-indent="false"/>
      <style:text-properties fo:color="#333333" style:font-name="Open Sans" fo:font-size="11.25pt"/>
    </style:style>
    <style:style style:name="P6" style:family="paragraph" style:parent-style-name="Text_20_body">
      <style:paragraph-properties fo:margin-left="0cm" fo:margin-right="0cm" style:line-height-at-least="0.582cm" fo:widows="1" fo:text-indent="0cm" style:auto-text-indent="false"/>
    </style:style>
    <style:style style:name="P7" style:family="paragraph" style:parent-style-name="Text_20_body">
      <style:paragraph-properties fo:margin-left="0cm" fo:margin-right="0cm" fo:margin-top="0cm" fo:margin-bottom="0.476cm" style:contextual-spacing="false" fo:text-indent="0cm" style:auto-text-indent="false"/>
    </style:style>
    <style:style style:name="P8" style:family="paragraph" style:parent-style-name="Text_20_body">
      <style:paragraph-properties fo:margin-left="0cm" fo:margin-right="0cm" fo:margin-top="0cm" fo:margin-bottom="0.476cm" style:contextual-spacing="false" fo:text-indent="0cm" style:auto-text-indent="false"/>
      <style:text-properties fo:color="#333333" style:font-name="Open Sans"/>
    </style:style>
    <style:style style:name="P9" style:family="paragraph" style:parent-style-name="Text_20_body">
      <style:paragraph-properties fo:margin-left="0cm" fo:margin-right="0cm" fo:margin-top="0cm" fo:margin-bottom="0.476cm" style:contextual-spacing="false" style:line-height-at-least="0.582cm" fo:text-indent="0cm" style:auto-text-indent="false"/>
      <style:text-properties fo:color="#333333" style:font-name="Open Sans" fo:font-size="11.25pt"/>
    </style:style>
    <style:style style:name="P10" style:family="paragraph" style:parent-style-name="Text_20_body">
      <style:paragraph-properties fo:margin-left="0cm" fo:margin-right="0cm" fo:margin-top="0cm" fo:margin-bottom="0.476cm" style:contextual-spacing="false" style:line-height-at-least="0.582cm" fo:text-indent="0cm" style:auto-text-indent="false"/>
    </style:style>
    <style:style style:name="P11" style:family="paragraph" style:parent-style-name="Text_20_body" style:list-style-name="L1">
      <style:paragraph-properties fo:margin-left="0cm" fo:margin-right="0cm" fo:margin-top="0cm" fo:margin-bottom="0.476cm" style:contextual-spacing="false" style:line-height-at-least="0.529cm" fo:text-indent="0cm" style:auto-text-indent="false" fo:padding="0cm" fo:border="none"/>
    </style:style>
    <style:style style:name="P12" style:family="paragraph" style:parent-style-name="Text_20_body">
      <style:paragraph-properties fo:margin-top="1.455cm" fo:margin-bottom="0.247cm" style:contextual-spacing="false"/>
      <style:text-properties fo:padding="0cm" fo:border="none"/>
    </style:style>
    <style:style style:name="P13" style:family="paragraph" style:parent-style-name="Text_20_body" style:list-style-name="L1">
      <style:paragraph-properties fo:margin-top="0cm" fo:margin-bottom="0.476cm" style:contextual-spacing="false" style:line-height-at-least="0.529cm" fo:padding="0cm" fo:border="none"/>
    </style:style>
    <style:style style:name="T1" style:family="text">
      <style:text-properties fo:font-variant="normal" fo:text-transform="none" fo:color="#333333" style:font-name="Open Sans" fo:font-size="11.25pt" fo:letter-spacing="normal" fo:font-style="normal" fo:font-weight="normal"/>
    </style:style>
    <style:style style:name="T2" style:family="text">
      <style:text-properties fo:font-variant="normal" fo:text-transform="none" fo:color="#333333" fo:letter-spacing="normal"/>
    </style:style>
    <style:style style:name="T3" style:family="text">
      <style:text-properties fo:color="#333333" style:font-name="Open Sans"/>
    </style:style>
    <style:style style:name="T4" style:family="text">
      <style:text-properties fo:color="#333333" style:font-name="Open Sans" fo:font-weight="bold"/>
    </style:style>
    <style:style style:name="T5" style:family="text">
      <style:text-properties fo:color="#333333" style:font-name="Open Sans" fo:font-size="11.25pt"/>
    </style:style>
    <style:style style:name="T6" style:family="text">
      <style:text-properties fo:color="#333333" style:font-name="Open Sans" fo:font-size="11.25pt" fo:font-weight="bold"/>
    </style:style>
    <style:style style:name="T7" style:family="text">
      <style:text-properties fo:color="#333333" style:font-name="Open Sans" fo:font-size="11.25pt" fo:font-style="italic"/>
    </style:style>
    <style:style style:name="T8" style:family="text">
      <style:text-properties fo:font-weight="bold"/>
    </style:style>
    <style:style style:name="T9" style:family="text">
      <style:text-properties fo:color="#424242" fo:font-size="18.75pt" fo:font-weight="bol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et's continue learning more HTML. You've already covered a lot: how to set up </text:span><text:span text:style-name="Source_20_Text">&lt;head&gt;</text:span><text:span text:style-name="T2"> </text:span><text:span text:style-name="T1">and </text:span><text:span text:style-name="Source_20_Text">&lt;body&gt;</text:span><text:span text:style-name="T2"> </text:span><text:span text:style-name="T1">tags, how to make headings and paragraphs, and how to add images and links.</text:span></text:p>
      <text:p text:style-name="P1"/>
      <text:p text:style-name="P3">Indentation is your friend</text:p>
      <text:p text:style-name="P7"><text:span text:style-name="T3">Now is a good time to quickly mention</text:span><text:span text:style-name="Strong_20_Emphasis"><text:span text:style-name="T4">indentation</text:span></text:span><text:span text:style-name="T3">—that is, the amount each line is spaced in from the margin. You'll notice that when we place tags inside of other tags, we indent them more. This really helps make your code more readable!</text:span></text:p>
      <text:p text:style-name="P1"/>
      <text:p text:style-name="P1"/>
      <text:p text:style-name="P1"><text:span text:style-name="T1">Good! Now let's learn how to make</text:span><text:span text:style-name="Strong_20_Emphasis"><text:span text:style-name="T8">ordered lists</text:span></text:span><text:span text:style-name="T1">. An ordered list is simply a list that is numbered, like the one below.</text:span></text:p>
      <text:p text:style-name="P1"/>
      <text:p text:style-name="P4">We have covered a lot about lists. Let's change gears and do some styling. If you recall, HTML is the skeleton of the webpage, and CSS lets you give the skeleton some skin and makeup.</text:p>
      <text:p text:style-name="P7"><text:span text:style-name="T3">But it is possible to do some </text:span><text:span text:style-name="Strong_20_Emphasis"><text:span text:style-name="T4">inline CSS</text:span></text:span><text:span text:style-name="T3">. This simply means we can do some styling in our HTML file without worrying about a separate CSS file! We'll learn this first because it will make learning CSS a lot easier later.</text:span></text:p>
      <text:p text:style-name="P8">Before we dive into fonts, it's important to learn about making comments. You can include little notes in your HTML code that the browser won't display. But it will be in the code to help you remember why you did certain things.</text:p>
      <text:p text:style-name="P12"/>
      <text:p text:style-name="P6"><text:span text:style-name="T5">Recall that </text:span><text:span text:style-name="Source_20_Text"><text:span text:style-name="T5">&lt;p&gt;</text:span></text:span><text:span text:style-name="T5"> and </text:span><text:span text:style-name="Source_20_Text"><text:span text:style-name="T5">&lt;/p&gt;</text:span></text:span><text:span text:style-name="T5"> are opening and closing </text:span><text:span text:style-name="Strong_20_Emphasis"><text:span text:style-name="T6">tags</text:span></text:span><text:span text:style-name="T5">.</text:span></text:p>
      <text:p text:style-name="P10"><text:span text:style-name="T5">We can give tags more instructions by including </text:span><text:span text:style-name="Strong_20_Emphasis"><text:span text:style-name="T6">attributes</text:span></text:span><text:span text:style-name="T5"> in the opening tag. An attribute is simply a characteristic or some description for the content in the element. You saw this with </text:span><text:span text:style-name="Source_20_Text"><text:span text:style-name="T5">src</text:span></text:span><text:span text:style-name="T5"> in </text:span><text:span text:style-name="Source_20_Text"><text:span text:style-name="T5">&lt;img&gt;</text:span></text:span><text:span text:style-name="T5"> and </text:span><text:span text:style-name="Source_20_Text"><text:span text:style-name="T5">href</text:span></text:span><text:span text:style-name="T5"> in</text:span><text:span text:style-name="Source_20_Text"><text:span text:style-name="T5">&lt;a&gt;</text:span></text:span><text:span text:style-name="T5">.</text:span></text:p>
      <text:p text:style-name="P6"><text:span text:style-name="T5">What is awesome about the </text:span><text:span text:style-name="Strong_20_Emphasis"><text:span text:style-name="T6">style</text:span></text:span><text:span text:style-name="T5">attribute is that we use it a lot! And we can use it with many different tags, not just </text:span><text:span text:style-name="Source_20_Text"><text:span text:style-name="T5">&lt;p&gt;</text:span></text:span><text:span text:style-name="T5">. Let's now change the colors of our text in a heading.</text:span></text:p>
      <text:p text:style-name="P9">To change the color of text, simply add the style attribute in the opening tag, then make the style equal to "color:blue" (or whatever color you like). For example:</text:p>
      <text:p text:style-name="P2"><text:span text:style-name="Source_20_Text">&lt;h2 style="color:red"&gt;</text:span></text:p>
      <text:p text:style-name="P1"><text:soft-page-break/><text:span text:style-name="T1">We've covered font colors and font sizes. But we want more power! We want to decide what font type to use. We can do this using </text:span><text:span text:style-name="Source_20_Text">font-family</text:span><text:span text:style-name="T1">, like this:</text:span></text:p>
      <text:p text:style-name="P1"/>
      <text:p text:style-name="P5">The previous section covered a number of nice tricks to control how the text looks. Now we want to learn about how to change the color of the webpage's background.</text:p>
      <text:p text:style-name="P10"><text:span text:style-name="T5">We can use the </text:span><text:span text:style-name="Source_20_Text"><text:span text:style-name="T5">style</text:span></text:span><text:span text:style-name="T5"> attribute again, and set it equal to </text:span><text:span text:style-name="Source_20_Text"><text:span text:style-name="T5">"background-color: red"</text:span></text:span><text:span text:style-name="T5"> (or whatever color you want).</text:span></text:p>
      <text:p text:style-name="Text_20_body"><text:line-break/><text:span text:style-name="T9">Strong words!</text:span></text:p>
      <text:p text:style-name="P7"><text:span text:style-name="T3">We can change the appearance of words. What if we want to make them</text:span><text:span text:style-name="Strong_20_Emphasis"><text:span text:style-name="T4">bold</text:span></text:span><text:span text:style-name="T3">?</text:span></text:p>
      <text:p text:style-name="P8">Surprise! We don't have to use the style attribute. Here are the steps:</text:p>
      <text:list xml:id="list589328659167266505" text:style-name="L1">
        <text:list-item>
          <text:p text:style-name="P11">Identify the word or words you want to <text:span text:style-name="Strong_20_Emphasis"><text:span text:style-name="T8">bold</text:span></text:span>.</text:p>
        </text:list-item>
        <text:list-item>
          <text:p text:style-name="P13">Surround those words with opening tag <text:span text:style-name="Source_20_Text">&lt;strong&gt;</text:span> and closing tag<text:span text:style-name="Source_20_Text">&lt;/strong&gt;</text:span>.</text:p>
        </text:list-item>
        <text:list-item>
          <text:p text:style-name="P13">Celebrate how awesome you are at HTML!</text:p>
        </text:list-item>
      </text:list>
      <text:p text:style-name="Text_20_body"><text:span text:style-name="T5">Aside from bolding words, we often want to </text:span><text:span text:style-name="Emphasis"><text:span text:style-name="T7">italicize</text:span></text:span><text:span text:style-name="T5"> words for </text:span><text:span text:style-name="Strong_20_Emphasis"><text:span text:style-name="T6">em</text:span></text:span><text:span text:style-name="T5">phasis. (Hint, hint.)</text:span></text:p>
      <text:p text:style-name="P9">Like bolding, we do not need to use the style attribute. Instead:</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He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8T19:13:13.971397079</dc:date>
    <meta:generator>LibreOffice/4.2.8.2$Linux_x86 LibreOffice_project/420m0$Build-2</meta:generator>
    <meta:editing-duration>P0D</meta:editing-duration>
    <meta:editing-cycles>1</meta:editing-cycles>
    <meta:document-statistic meta:table-count="0" meta:image-count="0" meta:object-count="0" meta:page-count="2" meta:paragraph-count="23" meta:word-count="496" meta:character-count="2711" meta:non-whitespace-character-count="2241"/>
  </office:meta>
</office:document-meta>
</file>